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e_Havre">
            <text:p>Le_Havre</text:p>
          </table:table-cell>
          <table:table-cell office:value-type="string" office:value="radiocarbon">
            <text:p>radiocarbon</text:p>
          </table:table-cell>
          <table:table-cell office:value-type="string" office:value="Erl-6457">
            <text:p>Erl-6457</text:p>
          </table:table-cell>
          <table:table-cell office:value-type="float" office:value="49.187">
            <text:p>49.187</text:p>
          </table:table-cell>
          <table:table-cell office:value-type="float" office:value="-0.173">
            <text:p>-0.173</text:p>
          </table:table-cell>
          <table:table-cell office:value-type="float" office:value="2219.0">
            <text:p>2219.0</text:p>
          </table:table-cell>
          <table:table-cell office:value-type="float" office:value="113.0">
            <text:p>11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LespezEtal2010,StephanGoslin2014,GarciaArtolaEtal2018">
            <text:p>LespezEtal2010,StephanGoslin2014,GarciaArtolaEtal2018</text:p>
          </table:table-cell>
        </table:table-row>
        <table:table-row>
          <table:table-cell office:value-type="string" office:value="Le_Havre">
            <text:p>Le_Havre</text:p>
          </table:table-cell>
          <table:table-cell office:value-type="string" office:value="radiocarbon">
            <text:p>radiocarbon</text:p>
          </table:table-cell>
          <table:table-cell office:value-type="string" office:value="Erl-6461">
            <text:p>Erl-6461</text:p>
          </table:table-cell>
          <table:table-cell office:value-type="float" office:value="49.187">
            <text:p>49.187</text:p>
          </table:table-cell>
          <table:table-cell office:value-type="float" office:value="-0.173">
            <text:p>-0.173</text:p>
          </table:table-cell>
          <table:table-cell office:value-type="float" office:value="2265.0">
            <text:p>2265.0</text:p>
          </table:table-cell>
          <table:table-cell office:value-type="float" office:value="113.0">
            <text:p>11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LespezEtal2010,StephanGoslin2014,GarciaArtolaEtal2018">
            <text:p>LespezEtal2010,StephanGoslin2014,GarciaArtolaEtal2018</text:p>
          </table:table-cell>
        </table:table-row>
        <table:table-row>
          <table:table-cell office:value-type="string" office:value="Le_Havre">
            <text:p>Le_Havre</text:p>
          </table:table-cell>
          <table:table-cell office:value-type="string" office:value="radiocarbon">
            <text:p>radiocarbon</text:p>
          </table:table-cell>
          <table:table-cell office:value-type="string" office:value="Huault_1985_01">
            <text:p>Huault_1985_01</text:p>
          </table:table-cell>
          <table:table-cell office:value-type="float" office:value="49.409">
            <text:p>49.409</text:p>
          </table:table-cell>
          <table:table-cell office:value-type="float" office:value="0.512">
            <text:p>0.512</text:p>
          </table:table-cell>
          <table:table-cell office:value-type="float" office:value="3900.0">
            <text:p>3900.0</text:p>
          </table:table-cell>
          <table:table-cell office:value-type="float" office:value="244.0">
            <text:p>244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7">
            <text:p>-1.7</text:p>
          </table:table-cell>
          <table:table-cell office:value-type="float" office:value="3.9">
            <text:p>3.9</text:p>
          </table:table-cell>
          <table:table-cell office:value-type="float" office:value="3.9">
            <text:p>3.9</text:p>
          </table:table-cell>
          <table:table-cell office:value-type="string" office:value="Huault1985,StephanGoslin2014,GarciaArtolaEtal2018">
            <text:p>Huault1985,StephanGoslin2014,GarciaArtolaEtal2018</text:p>
          </table:table-cell>
        </table:table-row>
        <table:table-row>
          <table:table-cell office:value-type="string" office:value="Le_Havre">
            <text:p>Le_Havre</text:p>
          </table:table-cell>
          <table:table-cell office:value-type="string" office:value="radiocarbon">
            <text:p>radiocarbon</text:p>
          </table:table-cell>
          <table:table-cell office:value-type="string" office:value="Erl-7598">
            <text:p>Erl-7598</text:p>
          </table:table-cell>
          <table:table-cell office:value-type="float" office:value="49.187">
            <text:p>49.187</text:p>
          </table:table-cell>
          <table:table-cell office:value-type="float" office:value="-0.173">
            <text:p>-0.173</text:p>
          </table:table-cell>
          <table:table-cell office:value-type="float" office:value="2268.0">
            <text:p>2268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">
            <text:p>-1.9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LespezEtal2010,StephanGoslin2014,GarciaArtolaEtal2018">
            <text:p>LespezEtal2010,StephanGoslin2014,GarciaArtolaEtal2018</text:p>
          </table:table-cell>
        </table:table-row>
        <table:table-row>
          <table:table-cell office:value-type="string" office:value="Le_Havre">
            <text:p>Le_Havre</text:p>
          </table:table-cell>
          <table:table-cell office:value-type="string" office:value="radiocarbon">
            <text:p>radiocarbon</text:p>
          </table:table-cell>
          <table:table-cell office:value-type="string" office:value="Huault_1985_03">
            <text:p>Huault_1985_03</text:p>
          </table:table-cell>
          <table:table-cell office:value-type="float" office:value="49.409">
            <text:p>49.409</text:p>
          </table:table-cell>
          <table:table-cell office:value-type="float" office:value="0.512">
            <text:p>0.512</text:p>
          </table:table-cell>
          <table:table-cell office:value-type="float" office:value="6555.0">
            <text:p>6555.0</text:p>
          </table:table-cell>
          <table:table-cell office:value-type="float" office:value="172.0">
            <text:p>172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0">
            <text:p>-11.0</text:p>
          </table:table-cell>
          <table:table-cell office:value-type="float" office:value="3.9">
            <text:p>3.9</text:p>
          </table:table-cell>
          <table:table-cell office:value-type="float" office:value="3.9">
            <text:p>3.9</text:p>
          </table:table-cell>
          <table:table-cell office:value-type="string" office:value="Huault1985,StephanGoslin2014,GarciaArtolaEtal2018">
            <text:p>Huault1985,StephanGoslin2014,GarciaArtolaEtal2018</text:p>
          </table:table-cell>
        </table:table-row>
        <table:table-row>
          <table:table-cell office:value-type="string" office:value="Le_Havre">
            <text:p>Le_Havre</text:p>
          </table:table-cell>
          <table:table-cell office:value-type="string" office:value="radiocarbon">
            <text:p>radiocarbon</text:p>
          </table:table-cell>
          <table:table-cell office:value-type="string" office:value="Huault_1980_02">
            <text:p>Huault_1980_02</text:p>
          </table:table-cell>
          <table:table-cell office:value-type="float" office:value="49.409">
            <text:p>49.409</text:p>
          </table:table-cell>
          <table:table-cell office:value-type="float" office:value="0.512">
            <text:p>0.512</text:p>
          </table:table-cell>
          <table:table-cell office:value-type="float" office:value="5445.0">
            <text:p>5445.0</text:p>
          </table:table-cell>
          <table:table-cell office:value-type="float" office:value="184.0">
            <text:p>184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5">
            <text:p>-6.5</text:p>
          </table:table-cell>
          <table:table-cell office:value-type="float" office:value="3.9">
            <text:p>3.9</text:p>
          </table:table-cell>
          <table:table-cell office:value-type="float" office:value="3.9">
            <text:p>3.9</text:p>
          </table:table-cell>
          <table:table-cell office:value-type="string" office:value="Huault1980,StephanGoslin2014,GarciaArtolaEtal2018">
            <text:p>Huault1980,StephanGoslin2014,GarciaArtolaEtal2018</text:p>
          </table:table-cell>
        </table:table-row>
        <table:table-row>
          <table:table-cell office:value-type="string" office:value="Le_Havre">
            <text:p>Le_Havre</text:p>
          </table:table-cell>
          <table:table-cell office:value-type="string" office:value="radiocarbon">
            <text:p>radiocarbon</text:p>
          </table:table-cell>
          <table:table-cell office:value-type="string" office:value="Huault_1980_01">
            <text:p>Huault_1980_01</text:p>
          </table:table-cell>
          <table:table-cell office:value-type="float" office:value="49.409">
            <text:p>49.409</text:p>
          </table:table-cell>
          <table:table-cell office:value-type="float" office:value="0.512">
            <text:p>0.512</text:p>
          </table:table-cell>
          <table:table-cell office:value-type="float" office:value="6090.0">
            <text:p>6090.0</text:p>
          </table:table-cell>
          <table:table-cell office:value-type="float" office:value="184.0">
            <text:p>184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2">
            <text:p>-7.2</text:p>
          </table:table-cell>
          <table:table-cell office:value-type="float" office:value="3.9">
            <text:p>3.9</text:p>
          </table:table-cell>
          <table:table-cell office:value-type="float" office:value="3.9">
            <text:p>3.9</text:p>
          </table:table-cell>
          <table:table-cell office:value-type="string" office:value="Huault1980,StephanGoslin2014,GarciaArtolaEtal2018">
            <text:p>Huault1980,StephanGoslin2014,GarciaArtolaEtal2018</text:p>
          </table:table-cell>
        </table:table-row>
        <table:table-row>
          <table:table-cell office:value-type="string" office:value="Le_Havre">
            <text:p>Le_Havre</text:p>
          </table:table-cell>
          <table:table-cell office:value-type="string" office:value="radiocarbon">
            <text:p>radiocarbon</text:p>
          </table:table-cell>
          <table:table-cell office:value-type="string" office:value="Erl-7825">
            <text:p>Erl-7825</text:p>
          </table:table-cell>
          <table:table-cell office:value-type="float" office:value="49.243">
            <text:p>49.243</text:p>
          </table:table-cell>
          <table:table-cell office:value-type="float" office:value="-0.158">
            <text:p>-0.158</text:p>
          </table:table-cell>
          <table:table-cell office:value-type="float" office:value="2541.0">
            <text:p>2541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LespezEtal2010,StephanGoslin2014,GarciaArtolaEtal2018">
            <text:p>LespezEtal2010,StephanGoslin2014,GarciaArtolaEtal2018</text:p>
          </table:table-cell>
        </table:table-row>
        <table:table-row>
          <table:table-cell office:value-type="string" office:value="Le_Havre">
            <text:p>Le_Havre</text:p>
          </table:table-cell>
          <table:table-cell office:value-type="string" office:value="radiocarbon">
            <text:p>radiocarbon</text:p>
          </table:table-cell>
          <table:table-cell office:value-type="string" office:value="Huault_1985_02">
            <text:p>Huault_1985_02</text:p>
          </table:table-cell>
          <table:table-cell office:value-type="float" office:value="49.409">
            <text:p>49.409</text:p>
          </table:table-cell>
          <table:table-cell office:value-type="float" office:value="0.512">
            <text:p>0.512</text:p>
          </table:table-cell>
          <table:table-cell office:value-type="float" office:value="6100.0">
            <text:p>6100.0</text:p>
          </table:table-cell>
          <table:table-cell office:value-type="float" office:value="172.0">
            <text:p>172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8">
            <text:p>-8.8</text:p>
          </table:table-cell>
          <table:table-cell office:value-type="float" office:value="3.9">
            <text:p>3.9</text:p>
          </table:table-cell>
          <table:table-cell office:value-type="float" office:value="3.9">
            <text:p>3.9</text:p>
          </table:table-cell>
          <table:table-cell office:value-type="string" office:value="Huault1985,StephanGoslin2014,GarciaArtolaEtal2018">
            <text:p>Huault1985,StephanGoslin2014,GarciaArtolaEtal2018</text:p>
          </table:table-cell>
        </table:table-row>
        <table:table-row>
          <table:table-cell office:value-type="string" office:value="Le_Havre">
            <text:p>Le_Havre</text:p>
          </table:table-cell>
          <table:table-cell office:value-type="string" office:value="radiocarbon">
            <text:p>radiocarbon</text:p>
          </table:table-cell>
          <table:table-cell office:value-type="string" office:value="Gif-1013">
            <text:p>Gif-1013</text:p>
          </table:table-cell>
          <table:table-cell office:value-type="float" office:value="49.344">
            <text:p>49.344</text:p>
          </table:table-cell>
          <table:table-cell office:value-type="float" office:value="-0.58">
            <text:p>-0.58</text:p>
          </table:table-cell>
          <table:table-cell office:value-type="float" office:value="3983.0">
            <text:p>3983.0</text:p>
          </table:table-cell>
          <table:table-cell office:value-type="float" office:value="184.0">
            <text:p>184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ElhaiLarsonneur1969,Larsonneur1971,StephanGoslin2014,GarciaArtolaEtal2018">
            <text:p>ElhaiLarsonneur1969,Larsonneur1971,StephanGoslin2014,GarciaArtolaEtal2018</text:p>
          </table:table-cell>
        </table:table-row>
        <table:table-row>
          <table:table-cell office:value-type="string" office:value="Le_Havre">
            <text:p>Le_Havre</text:p>
          </table:table-cell>
          <table:table-cell office:value-type="string" office:value="radiocarbon">
            <text:p>radiocarbon</text:p>
          </table:table-cell>
          <table:table-cell office:value-type="string" office:value="Gif-1176">
            <text:p>Gif-1176</text:p>
          </table:table-cell>
          <table:table-cell office:value-type="float" office:value="49.344">
            <text:p>49.344</text:p>
          </table:table-cell>
          <table:table-cell office:value-type="float" office:value="-0.58">
            <text:p>-0.58</text:p>
          </table:table-cell>
          <table:table-cell office:value-type="float" office:value="743.0">
            <text:p>743.0</text:p>
          </table:table-cell>
          <table:table-cell office:value-type="float" office:value="152.0">
            <text:p>15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ElhaiLarsonneur1969,Larsonneur1971,StephanGoslin2014,GarciaArtolaEtal2018">
            <text:p>ElhaiLarsonneur1969,Larsonneur1971,StephanGoslin2014,GarciaArtolaEtal2018</text:p>
          </table:table-cell>
        </table:table-row>
        <table:table-row>
          <table:table-cell office:value-type="string" office:value="Le_Havre">
            <text:p>Le_Havre</text:p>
          </table:table-cell>
          <table:table-cell office:value-type="string" office:value="radiocarbon">
            <text:p>radiocarbon</text:p>
          </table:table-cell>
          <table:table-cell office:value-type="string" office:value="Gif-1177">
            <text:p>Gif-1177</text:p>
          </table:table-cell>
          <table:table-cell office:value-type="float" office:value="49.344">
            <text:p>49.344</text:p>
          </table:table-cell>
          <table:table-cell office:value-type="float" office:value="-0.58">
            <text:p>-0.58</text:p>
          </table:table-cell>
          <table:table-cell office:value-type="float" office:value="633.0">
            <text:p>633.0</text:p>
          </table:table-cell>
          <table:table-cell office:value-type="float" office:value="152.0">
            <text:p>152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ElhaiLarsonneur1969,Larsonneur1971,StephanGoslin2014,GarciaArtolaEtal2018">
            <text:p>ElhaiLarsonneur1969,Larsonneur1971,StephanGoslin2014,GarciaArtolaEtal2018</text:p>
          </table:table-cell>
        </table:table-row>
        <table:table-row>
          <table:table-cell office:value-type="string" office:value="Le_Havre">
            <text:p>Le_Havre</text:p>
          </table:table-cell>
          <table:table-cell office:value-type="string" office:value="radiocarbon">
            <text:p>radiocarbon</text:p>
          </table:table-cell>
          <table:table-cell office:value-type="string" office:value="Gif-1178">
            <text:p>Gif-1178</text:p>
          </table:table-cell>
          <table:table-cell office:value-type="float" office:value="49.344">
            <text:p>49.344</text:p>
          </table:table-cell>
          <table:table-cell office:value-type="float" office:value="-0.58">
            <text:p>-0.58</text:p>
          </table:table-cell>
          <table:table-cell office:value-type="float" office:value="2733.0">
            <text:p>2733.0</text:p>
          </table:table-cell>
          <table:table-cell office:value-type="float" office:value="162.0">
            <text:p>162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ElhaiLarsonneur1969,Larsonneur1971,StephanGoslin2014,GarciaArtolaEtal2018">
            <text:p>ElhaiLarsonneur1969,Larsonneur1971,StephanGoslin2014,GarciaArtolaEtal2018</text:p>
          </table:table-cell>
        </table:table-row>
        <table:table-row>
          <table:table-cell office:value-type="string" office:value="Le_Havre">
            <text:p>Le_Havre</text:p>
          </table:table-cell>
          <table:table-cell office:value-type="string" office:value="radiocarbon">
            <text:p>radiocarbon</text:p>
          </table:table-cell>
          <table:table-cell office:value-type="string" office:value="Gif-1179">
            <text:p>Gif-1179</text:p>
          </table:table-cell>
          <table:table-cell office:value-type="float" office:value="49.344">
            <text:p>49.344</text:p>
          </table:table-cell>
          <table:table-cell office:value-type="float" office:value="-0.58">
            <text:p>-0.58</text:p>
          </table:table-cell>
          <table:table-cell office:value-type="float" office:value="3433.0">
            <text:p>3433.0</text:p>
          </table:table-cell>
          <table:table-cell office:value-type="float" office:value="176.0">
            <text:p>17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ElhaiLarsonneur1969,Larsonneur1971,StephanGoslin2014,GarciaArtolaEtal2018">
            <text:p>ElhaiLarsonneur1969,Larsonneur1971,StephanGoslin2014,GarciaArtolaEtal2018</text:p>
          </table:table-cell>
        </table:table-row>
        <table:table-row>
          <table:table-cell office:value-type="string" office:value="Le_Havre">
            <text:p>Le_Havre</text:p>
          </table:table-cell>
          <table:table-cell office:value-type="string" office:value="radiocarbon">
            <text:p>radiocarbon</text:p>
          </table:table-cell>
          <table:table-cell office:value-type="string" office:value="Pa-1893">
            <text:p>Pa-1893</text:p>
          </table:table-cell>
          <table:table-cell office:value-type="float" office:value="49.472">
            <text:p>49.472</text:p>
          </table:table-cell>
          <table:table-cell office:value-type="float" office:value="0.878">
            <text:p>0.878</text:p>
          </table:table-cell>
          <table:table-cell office:value-type="float" office:value="1060.0">
            <text:p>1060.0</text:p>
          </table:table-cell>
          <table:table-cell office:value-type="float" office:value="141.0">
            <text:p>14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3">
            <text:p>1.3</text:p>
          </table:table-cell>
          <table:table-cell office:value-type="float" office:value="3.9">
            <text:p>3.9</text:p>
          </table:table-cell>
          <table:table-cell office:value-type="float" office:value="3.9">
            <text:p>3.9</text:p>
          </table:table-cell>
          <table:table-cell office:value-type="string" office:value="Sebag2002,FrouinEtal2010,StephanGoslin2014,GarciaArtolaEtal2018">
            <text:p>Sebag2002,FrouinEtal2010,StephanGoslin2014,GarciaArtolaEtal2018</text:p>
          </table:table-cell>
        </table:table-row>
        <table:table-row>
          <table:table-cell office:value-type="string" office:value="Le_Havre">
            <text:p>Le_Havre</text:p>
          </table:table-cell>
          <table:table-cell office:value-type="string" office:value="radiocarbon">
            <text:p>radiocarbon</text:p>
          </table:table-cell>
          <table:table-cell office:value-type="string" office:value="Pa-2383">
            <text:p>Pa-2383</text:p>
          </table:table-cell>
          <table:table-cell office:value-type="float" office:value="49.409">
            <text:p>49.409</text:p>
          </table:table-cell>
          <table:table-cell office:value-type="float" office:value="0.512">
            <text:p>0.512</text:p>
          </table:table-cell>
          <table:table-cell office:value-type="float" office:value="7375.0">
            <text:p>7375.0</text:p>
          </table:table-cell>
          <table:table-cell office:value-type="float" office:value="119.0">
            <text:p>11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8">
            <text:p>-10.8</text:p>
          </table:table-cell>
          <table:table-cell office:value-type="float" office:value="3.9">
            <text:p>3.9</text:p>
          </table:table-cell>
          <table:table-cell office:value-type="float" office:value="3.9">
            <text:p>3.9</text:p>
          </table:table-cell>
          <table:table-cell office:value-type="string" office:value="FrouinEtal2007,FrouinEtal2009,StephanGoslin2014,GarciaArtolaEtal2018">
            <text:p>FrouinEtal2007,FrouinEtal2009,StephanGoslin2014,GarciaArtolaEtal2018</text:p>
          </table:table-cell>
        </table:table-row>
        <table:table-row>
          <table:table-cell office:value-type="string" office:value="Le_Havre">
            <text:p>Le_Havre</text:p>
          </table:table-cell>
          <table:table-cell office:value-type="string" office:value="radiocarbon">
            <text:p>radiocarbon</text:p>
          </table:table-cell>
          <table:table-cell office:value-type="string" office:value="Pa-2418">
            <text:p>Pa-2418</text:p>
          </table:table-cell>
          <table:table-cell office:value-type="float" office:value="49.409">
            <text:p>49.409</text:p>
          </table:table-cell>
          <table:table-cell office:value-type="float" office:value="0.512">
            <text:p>0.512</text:p>
          </table:table-cell>
          <table:table-cell office:value-type="float" office:value="3670.0">
            <text:p>3670.0</text:p>
          </table:table-cell>
          <table:table-cell office:value-type="float" office:value="112.0">
            <text:p>11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3.9">
            <text:p>3.9</text:p>
          </table:table-cell>
          <table:table-cell office:value-type="float" office:value="3.9">
            <text:p>3.9</text:p>
          </table:table-cell>
          <table:table-cell office:value-type="string" office:value="FrouinEtal2007,FrouinEtal2009,StephanGoslin2014,GarciaArtolaEtal2018">
            <text:p>FrouinEtal2007,FrouinEtal2009,StephanGoslin2014,GarciaArtolaEtal2018</text:p>
          </table:table-cell>
        </table:table-row>
        <table:table-row>
          <table:table-cell office:value-type="string" office:value="Le_Havre">
            <text:p>Le_Havre</text:p>
          </table:table-cell>
          <table:table-cell office:value-type="string" office:value="radiocarbon">
            <text:p>radiocarbon</text:p>
          </table:table-cell>
          <table:table-cell office:value-type="string" office:value="Pa-2421">
            <text:p>Pa-2421</text:p>
          </table:table-cell>
          <table:table-cell office:value-type="float" office:value="49.409">
            <text:p>49.409</text:p>
          </table:table-cell>
          <table:table-cell office:value-type="float" office:value="0.512">
            <text:p>0.512</text:p>
          </table:table-cell>
          <table:table-cell office:value-type="float" office:value="6900.0">
            <text:p>6900.0</text:p>
          </table:table-cell>
          <table:table-cell office:value-type="float" office:value="106.0">
            <text:p>10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8">
            <text:p>-9.8</text:p>
          </table:table-cell>
          <table:table-cell office:value-type="float" office:value="3.9">
            <text:p>3.9</text:p>
          </table:table-cell>
          <table:table-cell office:value-type="float" office:value="3.9">
            <text:p>3.9</text:p>
          </table:table-cell>
          <table:table-cell office:value-type="string" office:value="FrouinEtal2007,FrouinEtal2009,StephanGoslin2014,GarciaArtolaEtal2018">
            <text:p>FrouinEtal2007,FrouinEtal2009,StephanGoslin2014,GarciaArtolaEtal2018</text:p>
          </table:table-cell>
        </table:table-row>
        <table:table-row>
          <table:table-cell office:value-type="string" office:value="Le_Havre">
            <text:p>Le_Havre</text:p>
          </table:table-cell>
          <table:table-cell office:value-type="string" office:value="radiocarbon">
            <text:p>radiocarbon</text:p>
          </table:table-cell>
          <table:table-cell office:value-type="string" office:value="Gif-1402">
            <text:p>Gif-1402</text:p>
          </table:table-cell>
          <table:table-cell office:value-type="float" office:value="49.47">
            <text:p>49.47</text:p>
          </table:table-cell>
          <table:table-cell office:value-type="float" office:value="0.156">
            <text:p>0.156</text:p>
          </table:table-cell>
          <table:table-cell office:value-type="float" office:value="8503.0">
            <text:p>8503.0</text:p>
          </table:table-cell>
          <table:table-cell office:value-type="float" office:value="207.0">
            <text:p>20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2.3">
            <text:p>-22.3</text:p>
          </table:table-cell>
          <table:table-cell office:value-type="float" office:value="3.4">
            <text:p>3.4</text:p>
          </table:table-cell>
          <table:table-cell office:value-type="float" office:value="3.4">
            <text:p>3.4</text:p>
          </table:table-cell>
          <table:table-cell office:value-type="string" office:value="Ters1973,StephanGoslin2014,GarciaArtolaEtal2018">
            <text:p>Ters1973,StephanGoslin2014,GarciaArtolaEtal2018</text:p>
          </table:table-cell>
        </table:table-row>
        <table:table-row>
          <table:table-cell office:value-type="string" office:value="Le_Havre">
            <text:p>Le_Havre</text:p>
          </table:table-cell>
          <table:table-cell office:value-type="string" office:value="radiocarbon">
            <text:p>radiocarbon</text:p>
          </table:table-cell>
          <table:table-cell office:value-type="string" office:value="Poz-6696">
            <text:p>Poz-6696</text:p>
          </table:table-cell>
          <table:table-cell office:value-type="float" office:value="49.479">
            <text:p>49.479</text:p>
          </table:table-cell>
          <table:table-cell office:value-type="float" office:value="0.017">
            <text:p>0.017</text:p>
          </table:table-cell>
          <table:table-cell office:value-type="float" office:value="8020.0">
            <text:p>8020.0</text:p>
          </table:table-cell>
          <table:table-cell office:value-type="float" office:value="112.0">
            <text:p>11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0.2">
            <text:p>-20.2</text:p>
          </table:table-cell>
          <table:table-cell office:value-type="float" office:value="3.9">
            <text:p>3.9</text:p>
          </table:table-cell>
          <table:table-cell office:value-type="float" office:value="3.9">
            <text:p>3.9</text:p>
          </table:table-cell>
          <table:table-cell office:value-type="string" office:value="Delsinne2005.StephanGoslin2014,GarciaArtolaEtal2018">
            <text:p>Delsinne2005.StephanGoslin2014,GarciaArtolaEtal2018</text:p>
          </table:table-cell>
        </table:table-row>
        <table:table-row>
          <table:table-cell office:value-type="string" office:value="Le_Havre">
            <text:p>Le_Havre</text:p>
          </table:table-cell>
          <table:table-cell office:value-type="string" office:value="radiocarbon">
            <text:p>radiocarbon</text:p>
          </table:table-cell>
          <table:table-cell office:value-type="string" office:value="Pa-2385">
            <text:p>Pa-2385</text:p>
          </table:table-cell>
          <table:table-cell office:value-type="float" office:value="49.409">
            <text:p>49.409</text:p>
          </table:table-cell>
          <table:table-cell office:value-type="float" office:value="0.512">
            <text:p>0.512</text:p>
          </table:table-cell>
          <table:table-cell office:value-type="float" office:value="5605.0">
            <text:p>5605.0</text:p>
          </table:table-cell>
          <table:table-cell office:value-type="float" office:value="106.0">
            <text:p>10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">
            <text:p>-5.6</text:p>
          </table:table-cell>
          <table:table-cell office:value-type="float" office:value="3.9">
            <text:p>3.9</text:p>
          </table:table-cell>
          <table:table-cell office:value-type="float" office:value="3.9">
            <text:p>3.9</text:p>
          </table:table-cell>
          <table:table-cell office:value-type="string" office:value="FrouinEtal2007,FrouinEtal2009,StephanGoslin2014,GarciaArtolaEtal2018">
            <text:p>FrouinEtal2007,FrouinEtal2009,StephanGoslin2014,GarciaArtol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